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4.65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410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fo:background-color="#00ffff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 style:data-style-name="N123">
      <style:table-cell-properties fo:background-color="#00ffff"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23">
      <style:table-cell-properties fo:background-color="#0000ff"/>
    </style:style>
    <style:style style:name="ce6" style:family="table-cell" style:parent-style-name="Default" style:data-style-name="N123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第一周</text:p>
          </table:table-cell>
          <table:table-cell/>
          <table:table-cell table:style-name="ce1" office:value-type="date" office:date-value="2015-08-31" calcext:value-type="date">
            <text:p>2015/8/31</text:p>
          </table:table-cell>
          <table:table-cell table:style-name="ce1" office:value-type="date" office:date-value="2015-09-01" calcext:value-type="date">
            <text:p>2015/9/1</text:p>
          </table:table-cell>
          <table:table-cell table:style-name="ce1" office:value-type="date" office:date-value="2015-09-02" calcext:value-type="date">
            <text:p>2015/9/2</text:p>
          </table:table-cell>
          <table:table-cell table:style-name="ce1" office:value-type="date" office:date-value="2015-09-03" calcext:value-type="date">
            <text:p>2015/9/3</text:p>
          </table:table-cell>
          <table:table-cell table:style-name="ce1" office:value-type="date" office:date-value="2015-09-04" calcext:value-type="date">
            <text:p>2015/9/4</text:p>
          </table:table-cell>
          <table:table-cell table:style-name="ce1" office:value-type="date" office:date-value="2015-09-05" calcext:value-type="date">
            <text:p>2015/9/5</text:p>
          </table:table-cell>
        </table:table-row>
        <table:table-row table:style-name="ro2">
          <table:table-cell table:style-name="ce1"/>
          <table:table-cell office:value-type="string" calcext:value-type="string">
            <text:p>家庭主页查询孩子信息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 table:style-name="ce1"/>
          <table:table-cell office:value-type="string" calcext:value-type="string">
            <text:p>家庭主页查询家庭成员信息(列表及详情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二周</text:p>
          </table:table-cell>
          <table:table-cell/>
          <table:table-cell table:style-name="ce1" office:value-type="date" office:date-value="2015-09-07" calcext:value-type="date">
            <text:p>2015/9/7</text:p>
          </table:table-cell>
          <table:table-cell table:style-name="ce1" office:value-type="date" office:date-value="2015-09-08" calcext:value-type="date">
            <text:p>2015/9/8</text:p>
          </table:table-cell>
          <table:table-cell table:style-name="ce1" office:value-type="date" office:date-value="2015-09-09" calcext:value-type="date">
            <text:p>2015/9/9</text:p>
          </table:table-cell>
          <table:table-cell table:style-name="ce1" office:value-type="date" office:date-value="2015-09-10" calcext:value-type="date">
            <text:p>2015/9/10</text:p>
          </table:table-cell>
          <table:table-cell table:style-name="ce1" office:value-type="date" office:date-value="2015-09-11" calcext:value-type="date">
            <text:p>2015/9/11</text:p>
          </table:table-cell>
          <table:table-cell table:style-name="ce1" office:value-type="date" office:date-value="2015-09-12" calcext:value-type="date">
            <text:p>2015/9/12</text:p>
          </table:table-cell>
        </table:table-row>
        <table:table-row table:style-name="ro2">
          <table:table-cell table:style-name="ce1"/>
          <table:table-cell office:value-type="string" calcext:value-type="string">
            <text:p>用户界面登陆，登出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 table:style-name="ce1"/>
          <table:table-cell office:value-type="string" calcext:value-type="string">
            <text:p>爱米管理界面(商品发布,编辑,列表,详情,删除)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 table:style-name="ce1"/>
          <table:table-cell office:value-type="string" calcext:value-type="string">
            <text:p>爱米用户界面(商品浏览,详情,查询,,评论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office:value-type="string" calcext:value-type="string">
            <text:p>爱米后台(商品发布,编辑,列表,详情,删除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三周</text:p>
          </table:table-cell>
          <table:table-cell/>
          <table:table-cell table:style-name="ce1" office:value-type="date" office:date-value="2015-09-14" calcext:value-type="date">
            <text:p>2015/9/14</text:p>
          </table:table-cell>
          <table:table-cell table:style-name="ce1" office:value-type="date" office:date-value="2015-09-15" calcext:value-type="date">
            <text:p>2015/9/15</text:p>
          </table:table-cell>
          <table:table-cell table:style-name="ce1" office:value-type="date" office:date-value="2015-09-16" calcext:value-type="date">
            <text:p>2015/9/16</text:p>
          </table:table-cell>
          <table:table-cell table:style-name="ce1" office:value-type="date" office:date-value="2015-09-17" calcext:value-type="date">
            <text:p>2015/9/17</text:p>
          </table:table-cell>
          <table:table-cell table:style-name="ce1" office:value-type="date" office:date-value="2015-09-18" calcext:value-type="date">
            <text:p>2015/9/18</text:p>
          </table:table-cell>
          <table:table-cell table:style-name="ce1" office:value-type="date" office:date-value="2015-09-19" calcext:value-type="date">
            <text:p>2015/9/19</text:p>
          </table:table-cell>
        </table:table-row>
        <table:table-row table:style-name="ro2">
          <table:table-cell table:style-name="ce1"/>
          <table:table-cell office:value-type="string" calcext:value-type="string">
            <text:p>爱米后台(商品查询,排序)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权限管理后端(权限设计, 列表及配置)</text:p>
          </table:table-cell>
          <table:table-cell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office:value-type="string" calcext:value-type="string">
            <text:p>权限管理前端(管理员注册界面,权限列表,分配)</text:p>
          </table:table-cell>
          <table:table-cell table:style-name="ce5"/>
          <table:table-cell table:style-name="ce6" table:number-columns-repeated="5"/>
        </table:table-row>
        <table:table-row table:style-name="ro2">
          <table:table-cell table:style-name="ce1"/>
          <table:table-cell office:value-type="string" calcext:value-type="string">
            <text:p>权限管理后端(权限控制,角色及优先级, per api)</text:p>
          </table:table-cell>
          <table:table-cell table:style-name="ce6"/>
          <table:table-cell table:style-name="ce5" table:number-columns-repeated="5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四周</text:p>
          </table:table-cell>
          <table:table-cell/>
          <table:table-cell table:style-name="ce1" office:value-type="date" office:date-value="2015-09-21" calcext:value-type="date">
            <text:p>2015/9/21</text:p>
          </table:table-cell>
          <table:table-cell table:style-name="ce1" office:value-type="date" office:date-value="2015-09-22" calcext:value-type="date">
            <text:p>2015/9/22</text:p>
          </table:table-cell>
          <table:table-cell table:style-name="ce1" office:value-type="date" office:date-value="2015-09-23" calcext:value-type="date">
            <text:p>2015/9/23</text:p>
          </table:table-cell>
          <table:table-cell table:style-name="ce1" office:value-type="date" office:date-value="2015-09-24" calcext:value-type="date">
            <text:p>2015/9/24</text:p>
          </table:table-cell>
          <table:table-cell table:style-name="ce1" office:value-type="date" office:date-value="2015-09-25" calcext:value-type="date">
            <text:p>2015/9/25</text:p>
          </table:table-cell>
          <table:table-cell table:style-name="ce1" office:value-type="date" office:date-value="2015-09-26" calcext:value-type="date">
            <text:p>2015/9/26</text:p>
          </table:table-cell>
        </table:table-row>
        <table:table-row table:style-name="ro2">
          <table:table-cell table:style-name="ce1"/>
          <table:table-cell office:value-type="string" calcext:value-type="string">
            <text:p>活动报表统计开发上线，用户界面，管理界面</text:p>
          </table:table-cell>
          <table:table-cell table:style-name="ce5" table:number-columns-repeated="4"/>
          <table:table-cell table:style-name="ce6" table:number-columns-repeated="2"/>
        </table:table-row>
        <table:table-row table:style-name="ro2">
          <table:table-cell table:style-name="ce1"/>
          <table:table-cell office:value-type="string" calcext:value-type="string">
            <text:p>孩子数据测量，孩子身体信息统计报表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office:value-type="string" calcext:value-type="string">
            <text:p>手机APP集成调试</text:p>
          </table:table-cell>
          <table:table-cell table:style-name="ce5" table:number-columns-repeated="5"/>
          <table:table-cell table:style-name="ce6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五周</text:p>
          </table:table-cell>
          <table:table-cell/>
          <table:table-cell table:style-name="ce1" office:value-type="date" office:date-value="2015-09-27" calcext:value-type="date">
            <text:p>2015/9/27</text:p>
          </table:table-cell>
          <table:table-cell table:style-name="ce1" office:value-type="date" office:date-value="2015-09-28" calcext:value-type="date">
            <text:p>2015/9/28</text:p>
          </table:table-cell>
          <table:table-cell table:style-name="ce1" office:value-type="date" office:date-value="2015-09-29" calcext:value-type="date">
            <text:p>2015/9/29</text:p>
          </table:table-cell>
          <table:table-cell table:style-name="ce1" office:value-type="date" office:date-value="2015-09-30" calcext:value-type="date">
            <text:p>2015/9/30</text:p>
          </table:table-cell>
          <table:table-cell table:style-name="ce1" office:value-type="date" office:date-value="2015-10-01" calcext:value-type="date">
            <text:p>2015/10/1</text:p>
          </table:table-cell>
          <table:table-cell table:style-name="ce1" office:value-type="date" office:date-value="2015-10-02" calcext:value-type="date">
            <text:p>2015/10/2</text:p>
          </table:table-cell>
        </table:table-row>
        <table:table-row table:style-name="ro2">
          <table:table-cell table:style-name="ce1"/>
          <table:table-cell office:value-type="string" calcext:value-type="string">
            <text:p>爱米前端(购物车,地址管理, 购买列表) </text:p>
          </table:table-cell>
          <table:table-cell table:style-name="ce5" table:number-columns-repeated="3"/>
          <table:table-cell table:style-name="ce6"/>
          <table:table-cell/>
          <table:table-cell table:style-name="ce6"/>
        </table:table-row>
        <table:table-row table:style-name="ro2">
          <table:table-cell table:style-name="ce1"/>
          <table:table-cell office:value-type="string" calcext:value-type="string">
            <text:p>爱米后端(购物车/艾米币/发货管理, 交易记录)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微信分享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office:value-type="string" calcext:value-type="string">
            <text:p>手机APP反馈及调试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2">
          <table:table-cell table:style-name="ce1" office:value-type="string" calcext:value-type="string">
            <text:p>第六周</text:p>
          </table:table-cell>
          <table:table-cell office:value-type="string" calcext:value-type="string">
            <text:p>测试</text:p>
          </table:table-cell>
          <table:table-cell table:style-name="ce1" office:value-type="date" office:date-value="2015-10-03" calcext:value-type="date">
            <text:p>2015/10/3</text:p>
          </table:table-cell>
          <table:table-cell table:style-name="ce1" office:value-type="date" office:date-value="2015-10-04" calcext:value-type="date">
            <text:p>2015/10/4</text:p>
          </table:table-cell>
          <table:table-cell table:style-name="ce1" office:value-type="date" office:date-value="2015-10-05" calcext:value-type="date">
            <text:p>2015/10/5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手机APP反馈及调试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table:style-name="ce2"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>
            <text:p>备注</text:p>
          </table:table-cell>
          <table:table-cell office:value-type="string" calcext:value-type="string">
            <text:p>描述</text:p>
          </table:table-cell>
          <table:table-cell table:style-name="ce3" office:value-type="string" calcext:value-type="string">
            <text:p>时间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用户调整</text:p>
          </table:table-cell>
          <table:table-cell table:style-name="Default" office:value-type="string" calcext:value-type="string">
            <text:p>需求调整,以家庭为单位管理(界面,后台调整)</text:p>
          </table:table-cell>
          <table:table-cell office:value-type="string" calcext:value-type="string">
            <text:p>4 天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table:style-name="Default" office:value-type="string" calcext:value-type="string">
            <text:p>便于双方对于测试中的发现问题的沟通</text:p>
          </table:table-cell>
          <table:table-cell office:value-type="string" calcext:value-type="string">
            <text:p>3 天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测试反馈</text:p>
          </table:table-cell>
          <table:table-cell table:style-name="Default" office:value-type="string" calcext:value-type="string">
            <text:p>bug修复及功能和UI的调整</text:p>
          </table:table-cell>
          <table:table-cell office:value-type="string" calcext:value-type="string">
            <text:p>? 天</text:p>
          </table:table-cell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 office:value-type="string" calcext:value-type="string">
            <text:p>用户登陆注册, sesion管理, policy加框架, 活动评论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爱米目录,商品,订单管理 api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 office:value-type="string" calcext:value-type="string">
            <text:p>活动添加, 参加活动发多少各币, 志愿同上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报名,取消报名,活动签到, 孩子信息统计 <text:s/>ZFH</text:p>
          </table:table-cell>
          <table:table-cell office:value-type="string" calcext:value-type="string">
            <text:p>活动时间</text:p>
          </table:table-cell>
          <table:table-cell office:value-type="string" calcext:value-type="string">
            <text:p><text:s/>报名活动未参加,减积分, 3 天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手机APP <text:s/>ZFH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爱米币发放</text:p>
          </table:table-cell>
          <table:table-cell/>
          <table:table-cell office:value-type="string" calcext:value-type="string">
            <text:p>签到之后发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爱米系统 <text:s text:c="2"/>Gary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 calcext:value-type="string">
            <text:p>爱米前端 <text:s text:c="2"/>GX</text:p>
          </table:table-cell>
          <table:table-cell table:number-columns-repeated="6"/>
        </table:table-row>
        <table:table-row table:style-name="ro2">
          <table:table-cell/>
          <table:table-cell table:style-name="Default" office:value-type="string" calcext:value-type="string">
            <text:p>报表管理</text:p>
          </table:table-cell>
          <table:table-cell office:value-type="string" calcext:value-type="string">
            <text:p>schedule, 动态报表,活动报表编辑,pdf生成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微信分享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报表权限管理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schedule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信息推送</text:p>
          </table:table-cell>
          <table:table-cell office:value-type="string" calcext:value-type="string">
            <text:p>schedule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孩子身体指标提醒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2P0"/>
    </number:currency-style>
    <number:date-style style:name="N123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4:54:22.925481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9:17:58.777623504</meta:creation-date>
    <dc:date>2015-09-10T15:47:19.842175406</dc:date>
    <meta:editing-duration>PT4H8M2S</meta:editing-duration>
    <meta:editing-cycles>144</meta:editing-cycles>
    <meta:generator>LibreOffice/4.4.2.2$Linux_X86_64 LibreOffice_project/40m0$Build-2</meta:generator>
    <meta:document-statistic meta:table-count="1" meta:cell-count="90" meta:object-count="0"/>
  </office:meta>
</office:document-meta>
</file>